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A00000056F177981D.jpg"/>
  <manifest:file-entry manifest:media-type="image/jpeg" manifest:full-path="Pictures/10000000000000CA0000005A95C147C3.jpg"/>
  <manifest:file-entry manifest:media-type="image/jpeg" manifest:full-path="Pictures/10000000000000E900000127224DC5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font-name="Arial Narrow"/>
    </style:style>
    <style:style style:name="P6" style:family="paragraph" style:parent-style-name="Standard">
      <style:paragraph-properties fo:text-align="justify" style:justify-single-word="false"/>
      <style:text-properties style:font-name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style:font-size-asian="11pt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officeooo:rsid="0006f590" style:font-size-asian="11pt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style:font-name="Arial Narrow" fo:font-size="11pt" fo:font-weight="bold" style:font-size-asian="11pt" style:font-weight-asian="bold"/>
    </style:style>
    <style:style style:name="P11" style:family="paragraph" style:parent-style-name="Standard">
      <style:text-properties style:font-name="Arial Narrow" fo:font-size="11pt" style:font-size-asian="11pt"/>
    </style:style>
    <style:style style:name="P12" style:family="paragraph" style:parent-style-name="Standard">
      <style:paragraph-properties fo:text-align="center" style:justify-single-word="false"/>
      <style:text-properties style:font-name="Arial Narrow" fo:font-size="11pt" style:font-size-asian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/>
    </style:style>
    <style:style style:name="P14" style:family="paragraph" style:parent-style-name="Standard">
      <style:paragraph-properties style:snap-to-layout-grid="false"/>
      <style:text-properties style:font-name="Arial Narrow" fo:font-size="11pt" style:font-size-asian="11pt"/>
    </style:style>
    <style:style style:name="P15" style:family="paragraph" style:parent-style-name="Standard">
      <style:paragraph-properties fo:text-align="center" style:justify-single-word="false"/>
      <style:text-properties style:font-name="Arial Narrow" fo:font-size="11pt" officeooo:rsid="0006f590" style:font-size-asian="11pt"/>
    </style:style>
    <style:style style:name="P16" style:family="paragraph" style:parent-style-name="Standard">
      <style:paragraph-properties fo:text-align="center" style:justify-single-word="false"/>
      <style:text-properties style:font-name="Arial Narrow" fo:font-weight="bold" style:font-weight-asian="bold"/>
    </style:style>
    <style:style style:name="P17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9" style:family="paragraph" style:parent-style-name="Standard">
      <style:text-properties style:font-name="Arial Narrow" fo:font-size="5pt" style:font-size-asian="5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fo:color="#ff0000" style:font-name="Arial Narrow" fo:font-size="11pt" style:font-size-asian="11pt"/>
    </style:style>
    <style:style style:name="P22" style:family="paragraph" style:parent-style-name="Standard">
      <style:paragraph-properties fo:line-height="150%" fo:text-align="center" style:justify-single-word="false"/>
    </style:style>
    <style:style style:name="P2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P24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P25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2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27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8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P29" style:family="paragraph" style:parent-style-name="Footer">
      <style:text-properties fo:font-size="1pt"/>
    </style:style>
    <style:style style:name="P30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1" style:family="paragraph" style:parent-style-name="Footer">
      <style:paragraph-properties fo:text-align="center" style:justify-single-word="false"/>
    </style:style>
    <style:style style:name="P32" style:family="paragraph" style:parent-style-name="Footer">
      <style:paragraph-properties fo:text-align="center" style:justify-single-word="false" style:snap-to-layout-grid="false"/>
    </style:style>
    <style:style style:name="P33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P34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5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text-align="end" style:justify-single-word="false" fo:text-indent="2.223cm" style:auto-text-indent="false"/>
    </style:style>
    <style:style style:name="P37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/>
    </style:style>
    <style:style style:name="P38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/>
    </style:style>
    <style:style style:name="P39" style:family="paragraph" style:parent-style-name="Standard">
      <style:paragraph-properties fo:margin-left="2.498cm" fo:margin-right="0cm" fo:text-indent="-2.498cm" style:auto-text-indent="false" style:snap-to-layout-grid="false"/>
      <style:text-properties style:font-name="Arial Narrow" fo:font-size="11pt" style:font-size-asian="11pt"/>
    </style:style>
    <style:style style:name="P40" style:family="paragraph" style:parent-style-name="Text_20_body">
      <style:paragraph-properties fo:margin-left="6.033cm" fo:margin-right="0cm" fo:line-height="100%" fo:orphans="2" fo:widows="2" fo:text-indent="0cm" style:auto-text-indent="false" style:writing-mode="lr-tb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</style:style>
    <style:style style:name="P41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/>
    </style:style>
    <style:style style:name="P42" style:family="paragraph" style:parent-style-name="Text_20_body_20_indent">
      <style:paragraph-properties fo:margin-left="0cm" fo:margin-right="0cm" fo:text-indent="0cm" style:auto-text-indent="false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style:font-name="Arial Narrow"/>
    </style:style>
    <style:style style:name="P44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/>
    </style:style>
    <style:style style:name="P45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/>
    </style:style>
    <style:style style:name="P46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fo:font-weight="bold" style:font-size-asian="6pt" style:font-weight-asian="bold"/>
    </style:style>
    <style:style style:name="P47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/>
    </style:style>
    <style:style style:name="P48" style:family="paragraph" style:parent-style-name="Text_20_body_20_indent">
      <style:paragraph-properties fo:margin-left="0cm" fo:margin-right="0cm" fo:orphans="2" fo:widows="2" fo:text-indent="0cm" style:auto-text-indent="false" style:writing-mode="lr-tb"/>
      <style:text-properties officeooo:paragraph-rsid="000a510c"/>
    </style:style>
    <style:style style:name="P49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/>
    </style:style>
    <style:style style:name="P50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/>
    </style:style>
    <style:style style:name="P51" style:family="paragraph" style:parent-style-name="Corpo_20_de_20_texto_20_2">
      <style:text-properties style:font-name="Arial Narrow"/>
    </style:style>
    <style:style style:name="P52" style:family="paragraph" style:parent-style-name="Corpo_20_de_20_texto_20_2">
      <style:text-properties officeooo:paragraph-rsid="0007ae94"/>
    </style:style>
    <style:style style:name="P53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paragraph-rsid="000bcb3a" style:font-weight-asian="bold"/>
    </style:style>
    <style:style style:name="P54" style:family="paragraph" style:parent-style-name="Recuo_20_de_20_corpo_20_de_20_texto_20_2" style:master-page-name="Standard">
      <style:paragraph-properties fo:margin-left="0cm" fo:margin-right="-0.191cm" fo:text-indent="0cm" style:auto-text-indent="false" style:page-number="auto"/>
    </style:style>
    <style:style style:name="P55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paragraph-rsid="000afe45" style:font-weight-asian="bold"/>
    </style:style>
    <style:style style:name="P56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font-name="Verdana"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57" style:family="paragraph" style:parent-style-name="Heading_20_6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officeooo:paragraph-rsid="000afe45" style:font-weight-asian="bold"/>
    </style:style>
    <style:style style:name="P58" style:family="paragraph" style:parent-style-name="Heading_20_7">
      <style:paragraph-properties fo:margin-top="0cm" fo:margin-bottom="0cm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59" style:family="paragraph" style:parent-style-name="Heading_20_4">
      <style:paragraph-properties fo:orphans="2" fo:widows="2" style:writing-mode="lr-tb"/>
    </style:style>
    <style:style style:name="P60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61" style:family="paragraph">
      <style:paragraph-properties fo:text-align="center" style:writing-mode="lr-tb"/>
    </style:style>
    <style:style style:name="T1" style:family="text">
      <style:text-properties style:font-name="Verdana" fo:font-size="8pt" style:font-size-asian="8pt" style:font-name-complex="Arial"/>
    </style:style>
    <style:style style:name="T2" style:family="text">
      <style:text-properties style:font-name="Arial Narrow"/>
    </style:style>
    <style:style style:name="T3" style:family="text">
      <style:text-properties style:font-name="Arial Narrow" fo:font-weight="bold" style:font-weight-asian="bold"/>
    </style:style>
    <style:style style:name="T4" style:family="text">
      <style:text-properties style:font-name="Arial Narrow" fo:font-weight="bold" style:font-weight-asian="bold" style:font-weight-complex="bold"/>
    </style:style>
    <style:style style:name="T5" style:family="text">
      <style:text-properties style:font-name="Arial Narrow" fo:font-weight="bold" officeooo:rsid="000bcb3a" style:font-weight-asian="bold"/>
    </style:style>
    <style:style style:name="T6" style:family="text">
      <style:text-properties style:font-name="Arial Narrow" fo:font-size="12pt" fo:font-weight="bold" style:font-size-asian="12pt" style:font-weight-asian="bold"/>
    </style:style>
    <style:style style:name="T7" style:family="text">
      <style:text-properties style:font-name="Arial Narrow" fo:font-size="12pt" fo:font-weight="bold" style:font-size-asian="12pt" style:font-weight-asian="bold" style:font-name-complex="Arial"/>
    </style:style>
    <style:style style:name="T8" style:family="text">
      <style:text-properties style:font-name="Arial Narrow" fo:font-size="12pt" fo:font-weight="bold" style:font-size-asian="12pt" style:font-weight-asian="bold" style:font-weight-complex="bold"/>
    </style:style>
    <style:style style:name="T9" style:family="text">
      <style:text-properties style:font-name="Arial Narrow" fo:font-size="12pt" style:font-size-asian="12pt"/>
    </style:style>
    <style:style style:name="T10" style:family="text">
      <style:text-properties style:font-name="Arial Narrow" fo:font-size="12pt" style:font-size-asian="12pt" style:font-name-complex="Arial"/>
    </style:style>
    <style:style style:name="T11" style:family="text">
      <style:text-properties style:font-name="Arial Narrow" fo:font-size="12pt" style:font-size-asian="12pt" style:font-size-complex="12pt"/>
    </style:style>
    <style:style style:name="T12" style:family="text">
      <style:text-properties style:font-name="Arial Narrow" fo:font-size="12pt" style:font-size-asian="12pt" style:font-weight-complex="bold"/>
    </style:style>
    <style:style style:name="T13" style:family="text">
      <style:text-properties style:font-name="Arial Narrow" fo:font-size="12pt" officeooo:rsid="0006f590" style:font-size-asian="12pt"/>
    </style:style>
    <style:style style:name="T14" style:family="text">
      <style:text-properties style:font-name="Arial Narrow" fo:font-size="11pt" officeooo:rsid="0006f590" style:font-size-asian="11pt"/>
    </style:style>
    <style:style style:name="T15" style:family="text">
      <style:text-properties style:font-name="Arial Narrow" style:font-name-complex="Arial"/>
    </style:style>
    <style:style style:name="T16" style:family="text">
      <style:text-properties style:font-name="Arial Narrow" officeooo:rsid="0007ae94"/>
    </style:style>
    <style:style style:name="T17" style:family="text">
      <style:text-properties style:font-name="Arial Narrow" fo:font-weight="normal" officeooo:rsid="0007ae94" style:font-weight-asian="normal" style:font-weight-complex="normal"/>
    </style:style>
    <style:style style:name="T18" style:family="text">
      <style:text-properties style:font-name="Arial Narrow" officeooo:rsid="000d3c0a"/>
    </style:style>
    <style:style style:name="T19" style:family="text">
      <style:text-properties fo:color="#00b0f0" style:font-name="Arial Narrow"/>
    </style:style>
    <style:style style:name="T20" style:family="text">
      <style:text-properties fo:color="#00b0f0" style:font-name="Arial Narrow" fo:font-weight="bold" style:font-weight-asian="bold" style:font-weight-complex="bold"/>
    </style:style>
    <style:style style:name="T21" style:family="text">
      <style:text-properties fo:color="#00b0f0" style:font-name="Arial Narrow" fo:font-size="12pt" fo:font-weight="bold" style:font-size-asian="12pt" style:font-weight-asian="bold" style:font-weight-complex="bold"/>
    </style:style>
    <style:style style:name="T22" style:family="text">
      <style:text-properties fo:color="#00b0f0" style:font-name="Arial Narrow" fo:font-size="12pt" style:font-size-asian="12pt"/>
    </style:style>
    <style:style style:name="T23" style:family="text">
      <style:text-properties fo:color="#00b0f0" style:font-name="Arial Narrow" style:font-name-complex="Arial"/>
    </style:style>
    <style:style style:name="T24" style:family="text">
      <style:text-properties fo:color="#ff0000" style:font-name="Arial Narrow" fo:font-size="12pt" style:font-size-asian="12pt"/>
    </style:style>
    <style:style style:name="T25" style:family="text">
      <style:text-properties fo:color="#ff0000" style:font-name="Arial Narrow" fo:font-size="12pt" officeooo:rsid="0006f590" style:font-size-asian="12pt"/>
    </style:style>
    <style:style style:name="T26" style:family="text">
      <style:text-properties fo:color="#000000" style:font-name="Arial Narrow" fo:font-size="12pt" officeooo:rsid="0006f590" style:font-size-asian="12pt"/>
    </style:style>
    <style:style style:name="T27" style:family="text">
      <style:text-properties fo:text-transform="uppercase" style:font-name="Arial Narrow" fo:font-size="12pt" fo:font-weight="bold" style:font-size-asian="12pt" style:font-weight-asian="bold"/>
    </style:style>
    <style:style style:name="T28" style:family="text">
      <style:text-properties fo:text-transform="uppercase" style:font-name="Arial Narrow" fo:font-size="12pt" style:font-size-asian="12pt"/>
    </style:style>
    <style:style style:name="T29" style:family="text">
      <style:text-properties officeooo:rsid="0006f590"/>
    </style:style>
    <style:style style:name="T30" style:family="text">
      <style:text-properties style:use-window-font-color="true" style:font-name="Arial Narrow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31" style:family="text">
      <style:text-properties style:use-window-font-color="true" style:font-name="Arial Narrow" fo:font-size="12pt" fo:language="pt" fo:country="BR" style:font-name-asian="Times New Roman" style:font-size-asian="12pt" style:font-name-complex="Times New Roman" style:language-complex="ar" style:country-complex="SA"/>
    </style:style>
    <style:style style:name="T32" style:family="text">
      <style:text-properties style:use-window-font-color="true" style:font-name="Arial Narrow" fo:font-size="12pt" fo:language="pt" fo:country="BR" style:font-name-asian="Times New Roman" style:font-size-asian="12pt" style:font-name-complex="Arial" style:language-complex="ar" style:country-complex="SA"/>
    </style:style>
    <style:style style:name="T33" style:family="text">
      <style:text-properties style:use-window-font-color="true" style:font-name="Arial Narrow" fo:font-size="12pt" fo:language="pt" fo:country="BR" officeooo:rsid="0006f590" style:font-name-asian="Times New Roman" style:font-size-asian="12pt" style:font-name-complex="Arial" style:language-complex="ar" style:country-complex="SA"/>
    </style:style>
    <style:style style:name="T34" style:family="text">
      <style:text-properties style:use-window-font-color="true" style:font-name="Arial Narrow" fo:font-size="12pt" fo:language="pt" fo:country="BR" officeooo:rsid="0009d779" style:font-name-asian="Times New Roman" style:font-size-asian="12pt" style:font-name-complex="Arial" style:language-complex="ar" style:country-complex="SA"/>
    </style:style>
    <style:style style:name="T35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36" style:family="text">
      <style:text-properties style:use-window-font-color="true" style:font-name="Arial Narrow" fo:font-size="12pt" fo:language="pt" fo:country="BR" fo:font-weight="bold" officeooo:rsid="0006f590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37" style:family="text">
      <style:text-properties style:use-window-font-color="true" style:font-name="Arial Narrow" fo:font-size="12pt" fo:language="pt" fo:country="BR" fo:font-weight="bold" officeooo:rsid="0006f590" style:font-name-asian="Times New Roman" style:font-size-asian="12pt" style:font-weight-asian="bold" style:font-name-complex="Times New Roman" style:font-size-complex="12pt" style:language-complex="ar" style:country-complex="SA" style:font-weight-complex="normal"/>
    </style:style>
    <style:style style:name="T38" style:family="text">
      <style:text-properties style:use-window-font-color="true" style:font-name="Arial Narrow" fo:font-size="12pt" fo:language="pt" fo:country="BR" fo:font-weight="bold" officeooo:rsid="000d3c0a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39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language-complex="ar" style:country-complex="SA"/>
    </style:style>
    <style:style style:name="T40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language-complex="ar" style:country-complex="SA" style:font-weight-complex="bold"/>
    </style:style>
    <style:style style:name="T41" style:family="text">
      <style:text-properties style:use-window-font-color="true" style:font-name="Arial Narrow" fo:font-size="12pt" fo:language="pt" fo:country="BR" fo:font-weight="bold" officeooo:rsid="0006f590" style:font-name-asian="Times New Roman" style:font-size-asian="12pt" style:font-weight-asian="bold" style:font-name-complex="Times New Roman" style:language-complex="ar" style:country-complex="SA"/>
    </style:style>
    <style:style style:name="T42" style:family="text">
      <style:text-properties style:use-window-font-color="true" style:font-name="Arial Narrow" fo:font-size="12pt" fo:language="pt" fo:country="BR" fo:font-weight="normal" style:font-name-asian="Times New Roman" style:font-size-asian="12pt" style:font-weight-asian="normal" style:font-name-complex="Times New Roman" style:language-complex="ar" style:country-complex="SA" style:font-weight-complex="normal"/>
    </style:style>
    <style:style style:name="T43" style:family="text">
      <style:text-properties style:use-window-font-color="true" style:font-name="Arial Narrow" fo:font-size="12pt" fo:language="pt" fo:country="BR" fo:font-weight="normal" officeooo:rsid="0006f590" style:font-name-asian="Times New Roman" style:font-size-asian="12pt" style:font-weight-asian="normal" style:font-name-complex="Times New Roman" style:language-complex="ar" style:country-complex="SA" style:font-weight-complex="normal"/>
    </style:style>
    <style:style style:name="T44" style:family="text">
      <style:text-properties style:use-window-font-color="true" fo:font-size="12pt" fo:language="pt" fo:country="BR" officeooo:rsid="0006f590" style:font-name-asian="Times New Roman" style:font-size-asian="12pt" style:font-name-complex="Times New Roman" style:font-size-complex="12pt" style:language-complex="ar" style:country-complex="SA"/>
    </style:style>
    <style:style style:name="T45" style:family="text">
      <style:text-properties fo:color="#333333" style:font-name="Arial Narrow" officeooo:rsid="0006f590"/>
    </style:style>
    <style:style style:name="T46" style:family="text">
      <style:text-properties fo:color="#333333" style:font-name="Arial Narrow" officeooo:rsid="000d3c0a"/>
    </style:style>
    <style:style style:name="T47" style:family="text">
      <style:text-properties officeooo:rsid="000bcb3a"/>
    </style:style>
    <style:style style:name="T48" style:family="text">
      <style:text-properties officeooo:rsid="000d3c0a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3cm" draw:visible-area-height="6.405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4">Convênio nº </text:span><text:span text:style-name="T20">___/______</text:span></text:p>
      <text:p text:style-name="P49"/>
      <text:p text:style-name="P40"><text:span text:style-name="T3">CONVÊNIO QUE ENTRE SI CELEBRAM A UNIVERSIDADE ESTADUAL DO NORTE FLUMINENSE DARCY RIBEIRO – UENF E A </text:span><text:span text:style-name="T5">[RAZAO_SOCIAL] - </text:span><text:span text:style-name="T41">[NOME]</text:span><text:span text:style-name="T39">.</text:span></text:p>
      <text:p text:style-name="P41"/>
      <text:p text:style-name="P41"/>
      <text:p text:style-name="P48"><text:span text:style-name="T7">UNIVERSIDADE ESTADUAL DO NORTE FLUMINENSE DARCY RIBEIRO – UENF,</text:span><text:span text:style-name="T10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</text:span><text:span text:style-name="T32">representado</text:span><text:span text:style-name="T10"> p</text:span><text:span text:style-name="T30">or sua Pró-Reitora de Graduação, PROFESSORA ANA BEATRIZ GARCIA, brasileira, solteira, servidor público estadual, portadora da CI nº 16827750-5, expedida pelo SSP-SP e CPF/MF nº 120.205,008-50, residente e domiciliada na Rua Dr. Aurélio Francisco Gomes, nº. 79, apto 202, Flamboyant, Campos dos</text:span><text:span text:style-name="T11"> Goytacazes/RJ, CEP 28015-210</text:span><text:span text:style-name="T10">, doravante denominada</text:span><text:span text:style-name="T9"> simplesmente </text:span><text:span text:style-name="T35">UENF e </text:span><text:span text:style-name="T36">[RAZAO_SOCIAL]</text:span><text:span text:style-name="T37">,</text:span><text:span text:style-name="T24"> </text:span><text:span text:style-name="T9">in</text:span><text:span text:style-name="T32">scrita no CNPJ sob o nº </text:span><text:span text:style-name="T33">[CNPJ],</text:span><text:span text:style-name="T32"> situada na </text:span><text:span text:style-name="T33">[RUA], nº. [NUMERO], [BAIRRO], [CIDADE]/[ESTADO]</text:span><text:span text:style-name="T32">, </text:span><text:span text:style-name="T34">CEP [CEP],</text:span><text:span text:style-name="T32"> </text:span><text:span text:style-name="T9">neste ato representada por seu </text:span><text:span text:style-name="T13">[FUNCAO], [NOME_REPRESENTANTE]</text:span><text:span text:style-name="T24"> </text:span><text:span text:style-name="T9">portador d</text:span><text:span text:style-name="T31">a CI n</text:span><text:span text:style-name="T40">º</text:span><text:span text:style-name="T42"> </text:span><text:span text:style-name="T43">[RG],</text:span><text:span text:style-name="T42"> </text:span><text:span text:style-name="T31">em</text:span><text:span text:style-name="T9">itido por</text:span><text:span text:style-name="T24"> </text:span><text:span text:style-name="T33">[ORGAO_EXPEDIDOR]</text:span><text:span text:style-name="T25"> </text:span><text:span text:style-name="T9">e CPF nº </text:span><text:span text:style-name="T13">[CPF],</text:span><text:span text:style-name="T26"> </text:span><text:span text:style-name="T9">doravante denominado simplesmente </text:span><text:span text:style-name="T6">CONCEDENTE,</text:span><text:span text:style-name="T9"> têm entre si, justo e avençado e firmam por força do presente instrumento, o Termo de Convênio em questão, conforme consta no Processo Administrativo </text:span><text:span text:style-name="T21">_____</text:span><text:span text:style-name="T22">_________________</text:span><text:span text:style-name="T9">, e em consonância com a Lei Federal nº 11.788/2008, a Lei Estadual (RJ) nº 287/79, e Decreto Estadual nº 3.149/80 (RJ), mediante as seguintes cláusulas e condições:</text:span></text:p>
      <text:p text:style-name="P50"/>
      <text:p text:style-name="P45">CLÁUSULA PRIMEIRA: DO OBJETO</text:p>
      <text:p text:style-name="P46"/>
      <text:p text:style-name="P44">O Presente convênio tem como objetivo regular as relações entre as partes ora conveniadas, no que tange a concessão de estágio para alunos regularmente matriculados nos cursos oferecidos pela UENF.</text:p>
      <text:p text:style-name="P43"/>
      <text:p text:style-name="P44">I – Considera-se estágio curricular, atividades de aprendizagem social, profissional e cultural, proporcionada ao estudante pela participação em situações reais de vida e trabalho em seu meio, sendo realizada na comunidade em geral ou junto a pessoas jurídicas de direito público ou privado, sob a responsabilidade da UENF.</text:p>
      <text:p text:style-name="P43"><text:soft-page-break/></text:p>
      <text:p text:style-name="P44">II – O Estágio curricular, como procedimento didático-pedagógico, é atividade de competência da UENF a quem cabe a decisão sobre a matéria.</text:p>
      <text:p text:style-name="P43"/>
      <text:p text:style-name="P44">III – A participação de pessoa jurídica de direito público e privado, dar-se-á no âmbito de oferecimento de oportunidades, campo de estágio e outras formas de ajuda, <text:s/>colaborando no processo educacional.</text:p>
      <text:p text:style-name="P45"/>
      <text:p text:style-name="P45"/>
      <text:p text:style-name="P42"><text:span text:style-name="T6">CLÁUSULA SEGUNDA</text:span><text:span text:style-name="T9">: </text:span><text:span text:style-name="T8">DA </text:span><text:span text:style-name="T6">COMPETÊNCIA DA UENF</text:span></text:p>
      <text:p text:style-name="P47"/>
      <text:p text:style-name="P44">I – Selecionar, dentre seus alunos, que atenda as condições e requisitos e nas quantidades previamente determinada, e efetivar o encaminhamento à instituição CONCEDENTE.</text:p>
      <text:p text:style-name="P43"/>
      <text:p text:style-name="P44">II – Determinar a carga horária, duração e <text:s/>jornada de estágio curricular, que não poderá ser inferior a um semestre letivo.</text:p>
      <text:p text:style-name="P43"/>
      <text:p text:style-name="P44">III – Estabelecer os parâmetros próprios para as áreas de interesse da UENF.</text:p>
      <text:p text:style-name="P43"/>
      <text:p text:style-name="P44">IV – Organizar, orientar, supervisionar e avaliar o estágio curricular.</text:p>
      <text:p text:style-name="P44"/>
      <text:p text:style-name="P45">CLÁUSULA TERCEIRA:DA COMPETÊNCIA DA CONCEDENTE</text:p>
      <text:p text:style-name="P47"/>
      <text:p text:style-name="P44">I – Informar, ao término de cada semestre, até trinta dias antes de iniciar o próximo, as áreas de atuação nas quais serão aceitos os estagiários e suas respectivas quantidades, conforme as condições e requisitos a serem estabelecidos.</text:p>
      <text:p text:style-name="P43"/>
      <text:p text:style-name="P44">II – Receber e triar os alunos, previamente selecionados e encaminhados pela UENF, mediante processo interno, de acordo com as necessidades administrativa-operacionais da CONCEDENTE, para usufruírem as oportunidades de estágio;</text:p>
      <text:p text:style-name="P43"/>
      <text:p text:style-name="P44">III – Firmar com os alunos escolhidos, Termos de Compromisso devidamente assinado pelas partes, com a interveniência da UENF.</text:p>
      <text:p text:style-name="P43"/>
      <text:p text:style-name="P44">IV – Encaminhar a UENF cópia do Termo de Compromisso devidamente assinado pelas partes com a interveniência da UENF;</text:p>
      <text:p text:style-name="P43"/>
      <text:p text:style-name="P44">V – Proporcionar aos estagiários atividades de aprendizagem social, profissional e cultural compatíveis com o contexto básico da profissão <text:soft-page-break/>relativa a cada curso, bem como, condições de treinamento prático e de relações humanas no trabalho;</text:p>
      <text:p text:style-name="P43"/>
      <text:p text:style-name="P44">VI – Expedir certificado de estágio, findo o prazo pactuado no Termo de Compromisso, quando assim requerido pelo aluno.</text:p>
      <text:p text:style-name="P44"/>
      <text:p text:style-name="P45">CLÁUSULA QUARTA: DO SEGURO CONTRA ACIDENTES PESSOAIS</text:p>
      <text:p text:style-name="P47"/>
      <text:p text:style-name="P42"><text:span text:style-name="T9"><text:s/>A </text:span><text:span text:style-name="T27">UENF</text:span><text:span text:style-name="T9"> providenciará apólice do seguro contra acidentes pessoais, em nome de seus alunos, durante a vigência dos Termos de Compromissos.</text:span></text:p>
      <text:p text:style-name="P44"/>
      <text:p text:style-name="P45">CLÁUSULA QUINTA: DA RELAÇÃO DAS PARTES</text:p>
      <text:p text:style-name="P46"/>
      <text:p text:style-name="P42"><text:span text:style-name="T9">O estagiário não terá, em hipótese alguma, vínculo empregatício de qualquer natureza com a </text:span><text:span text:style-name="T6">CONCEDENTE</text:span><text:span text:style-name="T9"> de acordo com o que dispõe o artigo 3º da Lei 11.788/2008.</text:span></text:p>
      <text:p text:style-name="P44"><text:s/></text:p>
      <text:p text:style-name="P44"/>
      <text:p text:style-name="P44"/>
      <text:p text:style-name="P45">CLÁUSULA SEXTA: DOS TERMOS DE COMPROMISSO</text:p>
      <text:p text:style-name="P46"/>
      <text:p text:style-name="P42"><text:span text:style-name="T9">A </text:span><text:span text:style-name="T6">CONCEDENTE</text:span><text:span text:style-name="T9"> celebrará com o estagiário </text:span><text:span text:style-name="T28">Termo</text:span><text:span text:style-name="T9"> </text:span><text:span text:style-name="T28">de Compromisso</text:span><text:span text:style-name="T6">, </text:span><text:span text:style-name="T9">no qual estarão estabelecidas as condições específicas do estágio, mediante a interveniência da UENF, e contendo, entre outras as seguintes disposições:</text:span></text:p>
      <text:p text:style-name="P44"/>
      <text:p text:style-name="P44">I – Remuneração do estagiário (se houver), e o programa de trabalho a conta do qual correrão tais despesas;</text:p>
      <text:p text:style-name="P44">II – Vigência do estágio;</text:p>
      <text:p text:style-name="P44">III – Obrigação das partes;</text:p>
      <text:p text:style-name="P44">IV – Carga horária e período de estágio;</text:p>
      <text:p text:style-name="P44">V – Rescisão.</text:p>
      <text:p text:style-name="P44"/>
      <text:p text:style-name="P45">CLÁUSULA SÉTIMA: DA VIGÊNCIA DO CONVÊNIO</text:p>
      <text:p text:style-name="P46"/>
      <text:p text:style-name="P44">O presente Convênio vigerá por 05 (cinco) anos a partir de sua assinatura.</text:p>
      <text:p text:style-name="P45"/>
      <text:p text:style-name="P45">CLÁUSULA OITAVA: DA RESCISÃO DO CONVÊNIO</text:p>
      <text:p text:style-name="P46"/>
      <text:p text:style-name="P44">Rescindir-se-á o presente Convênio, independentemente de qualquer aviso ou notificação judicial ou extrajudicial, quando se verificar uma das seguintes hipóteses:</text:p>
      <text:p text:style-name="P44"/>
      <text:p text:style-name="P44"><text:soft-page-break/>I – Em qualquer caso de desrespeito aos termos previstos neste Convênio e em seus Termos Aditivos, que por ventura venham a sucede-lo e complementá-lo;</text:p>
      <text:p text:style-name="P43"/>
      <text:p text:style-name="P44">II – Por prévio e expresso acordo firmado entre as partes com no mínimo 90 (noventa) dias de antecedência;</text:p>
      <text:p text:style-name="P43"/>
      <text:p text:style-name="P44">III – Findo o prazo estabelecido na Cláusula Sétima, e não tendo sido proposta e firmada a sua renovação;</text:p>
      <text:p text:style-name="P43"/>
      <text:p text:style-name="P44">IV – Por dissolução, suspensão, impedimento, concordata e /ou falência de uma das partes.</text:p>
      <text:p text:style-name="P44"/>
      <text:p text:style-name="P45">CLÁUSULA NONA: <text:s/>DOS RESPONSÁVEIS</text:p>
      <text:p text:style-name="P46"/>
      <text:p text:style-name="P44">A UENF praticará todos os atos que se tornem necessários à efetiva execução da presente disposição, através da PRÓ-REITORIA DE GRADUAÇÃO e a CONCEDENTE através de seu representante regularmente indicado para este fim.</text:p>
      <text:p text:style-name="P47"/>
      <text:p text:style-name="P42"><text:span text:style-name="T6">Parágrafo Único</text:span><text:span text:style-name="T9"> - A CONCEDENTE designará um supervisor de estágio, profissional da área do estagiário.</text:span></text:p>
      <text:p text:style-name="P44"/>
      <text:p text:style-name="P44"/>
      <text:p text:style-name="P45"/>
      <text:p text:style-name="P45">CLÁUSULA DÉCIMA: DA PUBLICAÇÃO</text:p>
      <text:p text:style-name="P46"/>
      <text:p text:style-name="P42"><text:span text:style-name="T9">O presente Instrumento será publicado, em extrato, no prazo de 20 (vinte) dias a partir de sua celebração, no Diário Oficial do Estado do Rio de Janeiro, às expensas da </text:span><text:span text:style-name="T6">UENF.</text:span></text:p>
      <text:p text:style-name="P46"/>
      <text:p text:style-name="P42"><text:span text:style-name="T6">Parágrafo Único </text:span><text:span text:style-name="T12">- </text:span><text:span text:style-name="T9">A UENF providenciará, até o 5º(quinto) dia útil seguinte ao da referida publicação, a remessa de 01(uma) cópia do presente instrumento ao Tribunal de Contas do Estado do Rio de Janeiro.</text:span></text:p>
      <text:p text:style-name="P45"/>
      <text:p text:style-name="P45">CLÁUSULA DÉCIMA PRIMEIRA: DO FORO</text:p>
      <text:p text:style-name="P47"/>
      <text:p text:style-name="P44">Para dirimir quaisquer questões decorrentes deste Convênio que não possam ser resolvidas através de mútuos entendimentos de medição administrativa, elegem os convenentes o foro da Comarca de Campos dos Goytacazes/RJ.</text:p>
      <text:p text:style-name="P44"/>
      <text:p text:style-name="P44"/>
      <text:p text:style-name="P44"><text:soft-page-break/>E, por estarem avençados e juntos, firmam os convenentes o presente Instrumento em 03(três) vias de igual forma, teor e valia, na presença das testemunhas abaixo elencadas.</text:p>
      <text:p text:style-name="P44"/>
      <text:p text:style-name="P44"/>
      <text:p text:style-name="P44"/>
      <text:p text:style-name="P36"><text:span text:style-name="T2">Campos dos Goytacazes, </text:span><text:span text:style-name="T19">______</text:span><text:span text:style-name="T2">de </text:span><text:span text:style-name="T19">____________</text:span><text:span text:style-name="T2">de </text:span><text:span text:style-name="T19">________</text:span><text:span text:style-name="T2">.</text:span></text:p>
      <text:p text:style-name="P37"/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">UENF</text:p>
            <text:p text:style-name="P7"/>
            <text:p text:style-name="P7"/>
            <text:p text:style-name="P7"/>
            <text:p text:style-name="P12">..............................................................</text:p>
            <text:p text:style-name="P12">Profª. Ana Beatriz Garcia</text:p>
            <text:p text:style-name="P12">Pró-Reitora de Graduação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9">[RAZAO_SOCIAL]</text:p>
            <text:p text:style-name="P21"/>
            <text:p text:style-name="P21"/>
            <text:p text:style-name="P21"/>
            <text:p text:style-name="P13">...............................................................</text:p>
            <text:p text:style-name="P20"><text:span text:style-name="T29">[</text:span><text:span text:style-name="T14">NOME_REPRESENTANTE]</text:span></text:p>
            <text:p text:style-name="P15">[FUNCAO]</text:p>
          </table:table-cell>
        </table:table-row>
        <table:table-row table:style-name="Tabela1.1">
          <table:table-cell table:style-name="Tabela1.A1" office:value-type="string">
            <text:p text:style-name="P13"/>
            <text:p text:style-name="P12"/>
            <text:p text:style-name="P12"/>
            <text:p text:style-name="P12"/>
            <text:p text:style-name="P12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0">Testemunhas: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3"/>
            <text:p text:style-name="P12"/>
            <text:p text:style-name="P12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39">1- .............................................................</text:p>
            <text:p text:style-name="P38">Nome: Roosevelt Rosa Maia Vieira</text:p>
            <text:p text:style-name="P11">CPF: 790.672.207-87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4">2- ............................................................</text:p>
            <text:p text:style-name="P11">Nome: </text:p>
            <text:p text:style-name="P11">CPF:</text:p>
          </table:table-cell>
        </table:table-row>
      </table:table>
      <text:h text:style-name="P55" text:outline-level="6"><text:span text:style-name="T47"/></text:h>
      <text:h text:style-name="P57" text:outline-level="6">PLANO DE TRABALHO</text:h>
      <text:p text:style-name="P16"/>
      <text:h text:style-name="P59" text:outline-level="4">CONVÊNIO UENF X <text:span text:style-name="T48">[RAZAO_SOCIAL] - </text:span><text:span text:style-name="T44">[NOME]</text:span></text:h>
      <text:h text:style-name="P56" text:outline-level="6"/>
      <text:p text:style-name="P6"/>
      <text:p text:style-name="P17">OBJETO A SER EXECUTADO</text:p>
      <text:p text:style-name="P4"><text:span text:style-name="T2">Convênio a ser celebrado entre a </text:span><text:span text:style-name="T45">[</text:span><text:span text:style-name="T46">RAZAO_SOCIAL</text:span><text:span text:style-name="T45">]</text:span><text:span text:style-name="T2"> e a Universidade Estadual do Norte Fluminense Darcy Ribeiro – UENF, para abertura de campo de estágio obrigatório e não-obrigatório, o qual será realizado por alunos matriculados nos cursos oferecidos pela UENF, e que estejam freqüentando.</text:span></text:p>
      <text:p text:style-name="P6"/>
      <text:p text:style-name="P17">METAS – (DETALHAMENTO DA PROPOSTA)</text:p>
      <text:p text:style-name="P51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6"/>
      <text:p text:style-name="P17">ETAPAS OU FASES DE EXECUÇÃO</text:p>
      <text:p text:style-name="P51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da UENF.</text:p>
      <text:p text:style-name="P17"/>
      <text:h text:style-name="P58" text:outline-level="7">PLANO DE APLICAÇÃO DOS RECURSOS FINANCEIROS</text:h>
      <text:p text:style-name="P4"><text:span text:style-name="T2">Não haverá repasse de recursos financeiros por parte da </text:span><text:span text:style-name="T16">[</text:span><text:span text:style-name="T18">RAZAO_SOCIAL</text:span><text:span text:style-name="T16">]</text:span><text:span text:style-name="T2"> à UENF relativa a este convênio e o estágio concedido não criará vínculo empregatício, bem como não implicará no pagamento obrigatório de bolsa-auxílio, o que será definido no Termo de Compromisso.</text:span></text:p>
      <text:p text:style-name="P6"/>
      <text:p text:style-name="P17">PREVISÃO DO PRAZO DE EXECUÇÃO</text:p>
      <text:p text:style-name="P52"><text:span text:style-name="T2">O estágio terá duração acordada com a </text:span><text:span text:style-name="T16">[</text:span><text:span text:style-name="T18">RAZAO_SOCIAL</text:span><text:span text:style-name="T16">]</text:span><text:span text:style-name="T2">, devendo o estagiário cumprir as horas semanais distribuídas pelos dias da semana, dentro do horário combinado com a </text:span><text:span text:style-name="T17">[RAZAO_SOCIAL]</text:span><text:span text:style-name="T2"> e sem prejuízo das atividades discentes, nas condições estabelecidas pelo Termo de Compromisso.</text:span></text:p>
      <text:p text:style-name="P51"/>
      <text:p text:style-name="P51"/>
      <text:p text:style-name="P22"><text:span text:style-name="T15">Campos dos Goytacazes, </text:span><text:span text:style-name="T23">____</text:span><text:span text:style-name="T15"> de </text:span><text:span text:style-name="T23">________________</text:span><text:span text:style-name="T15"> de </text:span><text:span text:style-name="T23">_________</text:span><text:span text:style-name="T15">.</text:span>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8">UENF</text:p>
            <text:p text:style-name="P7"><text:soft-page-break/></text:p>
            <text:p text:style-name="P7"/>
            <text:p text:style-name="P7"/>
            <text:p text:style-name="P12">..............................................................</text:p>
            <text:p text:style-name="P12">Profª. Ana Beatriz Garcia</text:p>
            <text:p text:style-name="P12">Pró-Reitora de Graduação</text:p>
          </table:table-cell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9">[RAZAO_SOCIAL]</text:p>
            <text:p text:style-name="P21"><text:soft-page-break/></text:p>
            <text:p text:style-name="P21"/>
            <text:p text:style-name="P21"/>
            <text:p text:style-name="P13">...............................................................</text:p>
            <text:p text:style-name="P20"><text:span text:style-name="T29">[</text:span><text:span text:style-name="T14">NOME_REPRESENTANTE]</text:span></text:p>
            <text:p text:style-name="P15">[FUNCAO]</text:p>
          </table:table-cell>
        </table:table-row>
      </table:table>
      <text:p text:style-name="P5"/>
      <text:p text:style-name="P19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size-complex="10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9.991cm" fo:margin-right="0cm" fo:text-indent="0.762cm" style:auto-text-indent="false" fo:keep-with-next="always"/>
      <style:text-properties style:font-name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7.502cm" fo:margin-right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2.501cm" style:auto-text-indent="false"/>
      <style:text-properties style:font-name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style:keep-together="false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style:keep-together="true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MP6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MP10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text-properties fo:font-size="1pt"/>
    </style:style>
    <style:style style:name="MP1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5" style:family="paragraph" style:parent-style-name="Footer">
      <style:paragraph-properties fo:text-align="center" style:justify-single-word="false" style:snap-to-layout-grid="false"/>
    </style:style>
    <style:style style:name="MP16" style:family="paragraph" style:parent-style-name="Footer">
      <style:paragraph-properties fo:text-align="center" style:justify-single-word="false"/>
    </style:style>
    <style:style style:name="MP17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MP18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style:font-name="Verdana" fo:font-size="8pt" style:font-size-asian="8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3cm" draw:visible-area-height="6.405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1" text:anchor-type="as-char" svg:width="2.565cm" svg:height="1.143cm" draw:z-index="13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2" text:anchor-type="as-char" svg:width="1.963cm" svg:height="2.506cm" draw:z-index="20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3" text:anchor-type="as-char" svg:width="6.35cm" svg:height="1.048cm" draw:z-index="27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34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/>
        <text:p text:style-name="MP10"><draw:line text:anchor-type="char" draw:z-index="41" draw:style-name="Mgr1" draw:text-style-name="MP11" svg:x1="0cm" svg:y1="0.157cm" svg:x2="16.193cm" svg:y2="0.157cm"><text:p/></draw:line></text:p>
      </style:header>
      <style:footer>
        <text:p text:style-name="MP12"><draw:frame draw:style-name="Mfr3" draw:name="Quadro1" text:anchor-type="paragraph" svg:y="0.002cm" fo:min-width="0.041cm" draw:z-index="3"><draw:text-box fo:min-height="0.37cm"><text:p text:style-name="Footer"><text:span text:style-name="Page_20_Number"/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3"/>
              <text:p text:style-name="MP14"/>
            </table:table-cell>
          </table:table-row>
          <table:table-row table:style-name="Tabela3.2">
            <table:table-cell table:style-name="Tabela3.A2" office:value-type="string">
              <text:p text:style-name="MP15"><text:span text:style-name="MT2">Av. Alberto Lamego, 2000 - Parque Califórnia </text:span><text:span text:style-name="MT2">– Campos dos Goytacazes/ RJ - CEP: <text:s/>28013-602</text:span></text:p>
              <text:p text:style-name="MP16"><text:span text:style-name="MT2">Tel.: (22) <text:s/>2739–7010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7"/>
        <text:p text:style-name="Footer"/>
        <text:p text:style-name="MP1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inuta do Convênio nº         /2002</dc:title>
    <meta:initial-creator>asjur-rommel2</meta:initial-creator>
    <meta:creation-date>2011-01-21T10:59:00</meta:creation-date>
    <dc:creator>Rafael Carvalho</dc:creator>
    <dc:date>2011-02-03T14:08:56</dc:date>
    <meta:print-date>2006-09-25T16:48:00</meta:print-date>
    <meta:editing-cycles>9</meta:editing-cycles>
    <meta:editing-duration>PT02H15M48S</meta:editing-duration>
    <meta:generator>OpenOffice.org/3.2$Linux OpenOffice.org_project/320m19$Build-9505</meta:generator>
    <meta:document-statistic meta:table-count="4" meta:image-count="3" meta:object-count="1" meta:page-count="7" meta:paragraph-count="94" meta:word-count="1372" meta:character-count="9459"/>
    <meta:user-defined meta:name="Informações 1"/>
    <meta:user-defined meta:name="Informações 2"/>
    <meta:user-defined meta:name="Informações 3"/>
    <meta:user-defined meta:name="Informações 4"/>
  </office:meta>
</office:document-meta>
</file>